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0.9634in"/>
    </style:style>
    <style:style style:name="co15" style:family="table-column">
      <style:table-column-properties fo:break-before="auto" style:column-width="0.6244in"/>
    </style:style>
    <style:style style:name="co16" style:family="table-column">
      <style:table-column-properties fo:break-before="auto" style:column-width="0.3709in"/>
    </style:style>
    <style:style style:name="co17" style:family="table-column">
      <style:table-column-properties fo:break-before="auto" style:column-width="0.4146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9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6">
            <text:p>0.6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3">(</text:span>to internship with allowance<text:span text:style-name="T3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7" table:default-cell-style-name="Default"/>
        <table:table-column table:style-name="co7" table:number-columns-repeated="7" table:default-cell-style-name="Default"/>
        <table:table-row table:style-name="ro8">
          <table:table-cell table:style-name="ce70" office:value-type="string">
            <text:p>Tổng hợp ngày nghỉ 2014</text:p>
          </table:table-cell>
          <table:table-cell table:style-name="ce35" table:number-columns-repeated="7"/>
        </table:table-row>
        <table:table-row table:style-name="ro8" table:number-rows-repeated="4">
          <table:table-cell table:style-name="ce70"/>
          <table:table-cell table:style-name="ce35" table:number-columns-repeated="7"/>
        </table:table-row>
        <table:table-row table:style-name="ro9">
          <table:table-cell table:style-name="ce76" office:value-type="string">
            <text:p>No.</text:p>
          </table:table-cell>
          <table:table-cell table:style-name="ce76" office:value-type="string">
            <text:p>Name</text:p>
          </table:table-cell>
          <table:table-cell table:style-name="ce77" office:value-type="string">
            <office:annotation office:display="true" draw:style-name="gr3" draw:text-style-name="P2" svg:width="3.4126in" svg:height="1.3232in" svg:x="2.9559in" svg:y="0.0122in" draw:caption-point-x="-0.7689in" draw:caption-point-y="1.3512in">
              <dc:creator>ThuyLTT</dc:creator>
              <dc:date>2014-01-06T00:00:00</dc:date>
              <text:p text:style-name="P3"><text:span text:style-name="T1">- Ngày phép (dương) còn lại từ năm ngoái sẽ chuyển thành phép năm nay</text:span></text:p>
              <text:p text:style-name="P3"><text:span text:style-name="T4">Note</text:span><text:span text:style-name="T1">: sau ngày </text:span><text:span text:style-name="T4">31/3</text:span><text:span text:style-name="T1">, những ngày phép này sẽ hết giá trị</text:span></text:p>
              <text:p text:style-name="P3"><text:span text:style-name="T1"/></text:p>
              <text:p text:style-name="P3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77" office:value-type="string">
            <office:annotation draw:style-name="gr2" draw:text-style-name="P2" svg:width="1.1413in" svg:height="0.5457in" svg:x="3.3161in" svg:y="0.822in" draw:caption-point-x="-0.2402in" draw:caption-point-y="0.5417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77" office:value-type="string">
            <text:p>Working To</text:p>
          </table:table-cell>
          <table:table-cell table:style-name="ce77" office:value-type="string">
            <office:annotation draw:style-name="gr2" draw:text-style-name="P2" svg:width="1.1413in" svg:height="0.7012in" svg:x="5.1161in" svg:y="0.822in" draw:caption-point-x="-0.2622in" draw:caption-point-y="0.5417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77" office:value-type="string">
            <office:annotation draw:style-name="gr2" draw:text-style-name="P2" svg:width="1.1413in" svg:height="0.3902in" svg:x="5.9831in" svg:y="0.822in" draw:caption-point-x="-0.2402in" draw:caption-point-y="0.5417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77" office:value-type="string">
            <office:annotation office:display="true" draw:style-name="gr4" draw:text-style-name="P2" svg:width="1.9224in" svg:height="1.4787in" svg:x="7.4327in" svg:y="0.8366in" draw:caption-point-x="-0.8004in" draw:caption-point-y="0.5268in">
              <dc:creator>ThuyLTT</dc:creator>
              <dc:date>2014-01-06T00:00:00</dc:date>
              <text:p text:style-name="P3"><text:span text:style-name="T1">Ngày phép còn lại trong năm</text:span></text:p>
              <text:p text:style-name="P3"><text:span text:style-name="T1"/></text:p>
              <text:p text:style-name="P3"><text:span text:style-name="T1">Khi kết thúc năm:</text:span></text:p>
              <text:p text:style-name="P3"><text:span text:style-name="T1">- Số ngày phép còn lại (dương) sẽ được chuyển sang năm sau</text:span></text:p>
              <text:p text:style-name="P3"><text:span text:style-name="T1"/></text:p>
              <text:p text:style-name="P3"><text:span text:style-name="T1">- Số ngày phép còn lại (âm) sẽ bị trừ vào lương tháng 13 </text:span></text:p>
            </office:annotation>
            <text:p>Remaining Leave Days</text:p>
          </table:table-cell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8" office:value-type="float" office:value="0.5">
            <text:p>0.5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7]);DATE(YEAR([.D7]);12;31);NOW())" office:value-type="date" office:date-value="2014-07-04T14:45:43.47">
            <text:p>07/04/14</text:p>
          </table:table-cell>
          <table:table-cell table:style-name="ce78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6">
            <text:p>6</text:p>
          </table:table-cell>
          <table:table-cell table:style-name="ce80" table:formula="of:=SUMPRODUCT([Thong_Tin_Ngay_Nghi_201401.$B$3:.$B$18]=[.B7];[Thong_Tin_Ngay_Nghi_201401.$C$3:.$C$18]) + SUMPRODUCT([Thong_Tin_Ngay_Nghi_201402.$B$3:.$B$22]=[.B7];[Thong_Tin_Ngay_Nghi_201402.$C$3:.$C$22]) + SUMPRODUCT([Thong_Tin_Ngay_Nghi_201403.$B$3:.$B$24]=[.B7];[Thong_Tin_Ngay_Nghi_201403.$C$3:.$C$24])" office:value-type="float" office:value="0">
            <text:p>0</text:p>
          </table:table-cell>
          <table:table-cell table:style-name="ce78" table:formula="of:=IF(OR([.C7]-[.G7]&lt;=0; DATE(YEAR([.E7]);MONTH([.E7]);DAY([.E7]))&lt;=DATE(YEAR([.E7]);3;31)); [.F7]+[.C7]-[.G7]; [.F7]-[.C7]+[.G7])" office:value-type="float" office:value="5.5">
            <text:p>5.5</text:p>
          </table:table-cell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8]);DATE(YEAR([.D8]);12;31);NOW())" office:value-type="date" office:date-value="2014-07-04T14:45:43.47">
            <text:p>07/04/14</text:p>
          </table:table-cell>
          <table:table-cell table:style-name="ce78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6">
            <text:p>6</text:p>
          </table:table-cell>
          <table:table-cell table:style-name="ce80" table:formula="of:=SUMPRODUCT([Thong_Tin_Ngay_Nghi_201401.$B$3:.$B$18]=[.B8];[Thong_Tin_Ngay_Nghi_201401.$C$3:.$C$18]) + SUMPRODUCT([Thong_Tin_Ngay_Nghi_201402.$B$3:.$B$22]=[.B8];[Thong_Tin_Ngay_Nghi_201402.$C$3:.$C$22]) + SUMPRODUCT([Thong_Tin_Ngay_Nghi_201403.$B$3:.$B$24]=[.B8];[Thong_Tin_Ngay_Nghi_201403.$C$3:.$C$24])" office:value-type="float" office:value="9">
            <text:p>9</text:p>
          </table:table-cell>
          <table:table-cell table:style-name="ce78" table:formula="of:=IF(OR([.C8]-[.G8]&lt;=0; DATE(YEAR([.E8]);MONTH([.E8]);DAY([.E8]))&lt;=DATE(YEAR([.E8]);3;31)); [.F8]+[.C8]-[.G8]; [.F8]-[.C8]+[.G8])" office:value-type="float" office:value="-3">
            <text:p>-3</text:p>
          </table:table-cell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2-17">
            <text:p>02/17/14</text:p>
          </table:table-cell>
          <table:table-cell table:style-name="ce79" table:formula="of:=IF(YEAR(NOW())&gt;YEAR([.D9]);DATE(YEAR([.D9]);12;31);NOW())" office:value-type="date" office:date-value="2014-07-04T14:45:43.47">
            <text:p>07/04/14</text:p>
          </table:table-cell>
          <table:table-cell table:style-name="ce78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4">
            <text:p>4</text:p>
          </table:table-cell>
          <table:table-cell table:style-name="ce80" table:formula="of:=SUMPRODUCT([Thong_Tin_Ngay_Nghi_201401.$B$3:.$B$18]=[.B9];[Thong_Tin_Ngay_Nghi_201401.$C$3:.$C$18]) + SUMPRODUCT([Thong_Tin_Ngay_Nghi_201402.$B$3:.$B$22]=[.B9];[Thong_Tin_Ngay_Nghi_201402.$C$3:.$C$22]) + SUMPRODUCT([Thong_Tin_Ngay_Nghi_201403.$B$3:.$B$24]=[.B9];[Thong_Tin_Ngay_Nghi_201403.$C$3:.$C$24])" office:value-type="float" office:value="0">
            <text:p>0</text:p>
          </table:table-cell>
          <table:table-cell table:style-name="ce78" table:formula="of:=IF(OR([.C9]-[.G9]&lt;=0; DATE(YEAR([.E9]);MONTH([.E9]);DAY([.E9]))&lt;=DATE(YEAR([.E9]);3;31)); [.F9]+[.C9]-[.G9]; [.F9]-[.C9]+[.G9])" office:value-type="float" office:value="4">
            <text:p>4</text:p>
          </table:table-cell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10]);DATE(YEAR([.D10]);12;31);NOW())" office:value-type="date" office:date-value="2014-07-04T14:45:43.47">
            <text:p>07/04/14</text:p>
          </table:table-cell>
          <table:table-cell table:style-name="ce78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6">
            <text:p>6</text:p>
          </table:table-cell>
          <table:table-cell table:style-name="ce80" table:formula="of:=SUMPRODUCT([Thong_Tin_Ngay_Nghi_201401.$B$3:.$B$18]=[.B10];[Thong_Tin_Ngay_Nghi_201401.$C$3:.$C$18]) + SUMPRODUCT([Thong_Tin_Ngay_Nghi_201402.$B$3:.$B$22]=[.B10];[Thong_Tin_Ngay_Nghi_201402.$C$3:.$C$22]) + SUMPRODUCT([Thong_Tin_Ngay_Nghi_201403.$B$3:.$B$24]=[.B10];[Thong_Tin_Ngay_Nghi_201403.$C$3:.$C$24])" office:value-type="float" office:value="3">
            <text:p>3</text:p>
          </table:table-cell>
          <table:table-cell table:style-name="ce78" table:formula="of:=IF(OR([.C10]-[.G10]&lt;=0; DATE(YEAR([.E10]);MONTH([.E10]);DAY([.E10]))&lt;=DATE(YEAR([.E10]);3;31)); [.F10]+[.C10]-[.G10]; [.F10]-[.C10]+[.G10])" office:value-type="float" office:value="3">
            <text:p>3</text:p>
          </table:table-cell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office:annotation draw:style-name="gr2" draw:text-style-name="P2" svg:width="1.1413in" svg:height="0.8567in" svg:x="1.5382in" svg:y="2.2898in" draw:caption-point-x="-0.2402in" draw:caption-point-y="0.6016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3-17">
            <text:p>03/17/14</text:p>
          </table:table-cell>
          <table:table-cell table:style-name="ce79" table:formula="of:=IF(YEAR(NOW())&gt;YEAR([.D11]);DATE(YEAR([.D11]);12;31);NOW())" office:value-type="date" office:date-value="2014-07-04T14:45:43.47">
            <text:p>07/04/14</text:p>
          </table:table-cell>
          <table:table-cell table:style-name="ce78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3">
            <text:p>3</text:p>
          </table:table-cell>
          <table:table-cell table:style-name="ce80" table:formula="of:= SUMPRODUCT([Thong_Tin_Ngay_Nghi_201403.$B$3:.$B$24]=[.B11];[Thong_Tin_Ngay_Nghi_201403.$C$3:.$C$24])-1.5" office:value-type="float" office:value="0">
            <office:annotation draw:style-name="gr2" draw:text-style-name="P2" svg:width="1.1413in" svg:height="1.3232in" svg:x="5.9831in" svg:y="2.2961in" draw:caption-point-x="-0.2402in" draw:caption-point-y="0.5953in">
              <dc:creator>Thuy</dc:creator>
              <dc:date>2014-03-26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78" table:formula="of:=IF(OR([.C11]-[.G11]&lt;=0; DATE(YEAR([.E11]);MONTH([.E11]);DAY([.E11]))&lt;=DATE(YEAR([.E11]);3;31)); [.F11]+[.C11]-[.G11]; [.F11]-[.C11]+[.G11])" office:value-type="float" office:value="3">
            <text:p>3</text:p>
          </table:table-cell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12]);DATE(YEAR([.D12]);12;31);NOW())" office:value-type="date" office:date-value="2014-07-04T14:45:43.47">
            <text:p>07/04/14</text:p>
          </table:table-cell>
          <table:table-cell table:style-name="ce78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6">
            <text:p>6</text:p>
          </table:table-cell>
          <table:table-cell table:style-name="ce80" table:formula="of:=SUMPRODUCT([Thong_Tin_Ngay_Nghi_201401.$B$3:.$B$18]=[.B12];[Thong_Tin_Ngay_Nghi_201401.$C$3:.$C$18]) + SUMPRODUCT([Thong_Tin_Ngay_Nghi_201402.$B$3:.$B$22]=[.B12];[Thong_Tin_Ngay_Nghi_201402.$C$3:.$C$22]) + SUMPRODUCT([Thong_Tin_Ngay_Nghi_201403.$B$3:.$B$24]=[.B12];[Thong_Tin_Ngay_Nghi_201403.$C$3:.$C$24])" office:value-type="float" office:value="3.5">
            <text:p>3.5</text:p>
          </table:table-cell>
          <table:table-cell table:style-name="ce78" table:formula="of:=IF(OR([.C12]-[.G12]&lt;=0; DATE(YEAR([.E12]);MONTH([.E12]);DAY([.E12]))&lt;=DATE(YEAR([.E12]);3;31)); [.F12]+[.C12]-[.G12]; [.F12]-[.C12]+[.G12])" office:value-type="float" office:value="2.5">
            <text:p>2.5</text:p>
          </table:table-cell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78" office:value-type="float" office:value="1">
            <text:p>1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13]);DATE(YEAR([.D13]);12;31);NOW())" office:value-type="date" office:date-value="2014-07-04T14:45:43.47">
            <text:p>07/04/14</text:p>
          </table:table-cell>
          <table:table-cell table:style-name="ce78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6">
            <text:p>6</text:p>
          </table:table-cell>
          <table:table-cell table:style-name="ce80" table:formula="of:=SUMPRODUCT([Thong_Tin_Ngay_Nghi_201401.$B$3:.$B$18]=[.B13];[Thong_Tin_Ngay_Nghi_201401.$C$3:.$C$18]) + SUMPRODUCT([Thong_Tin_Ngay_Nghi_201402.$B$3:.$B$22]=[.B13];[Thong_Tin_Ngay_Nghi_201402.$C$3:.$C$22]) + SUMPRODUCT([Thong_Tin_Ngay_Nghi_201403.$B$3:.$B$24]=[.B13];[Thong_Tin_Ngay_Nghi_201403.$C$3:.$C$24])" office:value-type="float" office:value="2">
            <text:p>2</text:p>
          </table:table-cell>
          <table:table-cell table:style-name="ce78" table:formula="of:=IF(OR([.C13]-[.G13]&lt;=0; DATE(YEAR([.E13]);MONTH([.E13]);DAY([.E13]))&lt;=DATE(YEAR([.E13]);3;31)); [.F13]+[.C13]-[.G13]; [.F13]-[.C13]+[.G13])" office:value-type="float" office:value="5">
            <text:p>5</text:p>
          </table:table-cell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HM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3-10">
            <text:p>03/10/14</text:p>
          </table:table-cell>
          <table:table-cell table:style-name="ce79" table:formula="of:=IF(YEAR(NOW())&gt;YEAR([.D14]);DATE(YEAR([.D14]);12;31);NOW())" office:value-type="date" office:date-value="2014-07-04T14:45:43.47">
            <text:p>07/04/14</text:p>
          </table:table-cell>
          <table:table-cell table:style-name="ce78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4">
            <text:p>4</text:p>
          </table:table-cell>
          <table:table-cell table:style-name="ce80" table:formula="of:=SUMPRODUCT([Thong_Tin_Ngay_Nghi_201401.$B$3:.$B$18]=[.B14];[Thong_Tin_Ngay_Nghi_201401.$C$3:.$C$18]) + SUMPRODUCT([Thong_Tin_Ngay_Nghi_201402.$B$3:.$B$22]=[.B14];[Thong_Tin_Ngay_Nghi_201402.$C$3:.$C$22]) + SUMPRODUCT([Thong_Tin_Ngay_Nghi_201403.$B$3:.$B$24]=[.B14];[Thong_Tin_Ngay_Nghi_201403.$C$3:.$C$24])" office:value-type="float" office:value="1">
            <text:p>1</text:p>
          </table:table-cell>
          <table:table-cell table:style-name="ce78" table:formula="of:=IF(OR([.C14]-[.G14]&lt;=0; DATE(YEAR([.E14]);MONTH([.E14]);DAY([.E14]))&lt;=DATE(YEAR([.E14]);3;31)); [.F14]+[.C14]-[.G14]; [.F14]-[.C14]+[.G14])" office:value-type="float" office:value="3">
            <text:p>3</text:p>
          </table:table-cell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1-13">
            <text:p>01/13/14</text:p>
          </table:table-cell>
          <table:table-cell table:style-name="ce79" table:formula="of:=IF(YEAR(NOW())&gt;YEAR([.D15]);DATE(YEAR([.D15]);12;31);NOW())" office:value-type="date" office:date-value="2014-07-04T14:45:43.47">
            <text:p>07/04/14</text:p>
          </table:table-cell>
          <table:table-cell table:style-name="ce78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6">
            <text:p>6</text:p>
          </table:table-cell>
          <table:table-cell table:style-name="ce80" table:formula="of:=SUMPRODUCT([Thong_Tin_Ngay_Nghi_201401.$B$3:.$B$18]=[.B15];[Thong_Tin_Ngay_Nghi_201401.$C$3:.$C$18]) + SUMPRODUCT([Thong_Tin_Ngay_Nghi_201402.$B$3:.$B$22]=[.B15];[Thong_Tin_Ngay_Nghi_201402.$C$3:.$C$22]) + SUMPRODUCT([Thong_Tin_Ngay_Nghi_201403.$B$3:.$B$24]=[.B15];[Thong_Tin_Ngay_Nghi_201403.$C$3:.$C$24])" office:value-type="float" office:value="3">
            <text:p>3</text:p>
          </table:table-cell>
          <table:table-cell table:style-name="ce78" table:formula="of:=IF(OR([.C15]-[.G15]&lt;=0; DATE(YEAR([.E15]);MONTH([.E15]);DAY([.E15]))&lt;=DATE(YEAR([.E15]);3;31)); [.F15]+[.C15]-[.G15]; [.F15]-[.C15]+[.G15])" office:value-type="float" office:value="3">
            <text:p>3</text:p>
          </table:table-cell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16]);DATE(YEAR([.D16]);12;31);NOW())" office:value-type="date" office:date-value="2014-07-04T14:45:43.47">
            <text:p>07/04/14</text:p>
          </table:table-cell>
          <table:table-cell table:style-name="ce78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6">
            <text:p>6</text:p>
          </table:table-cell>
          <table:table-cell table:style-name="ce80" table:formula="of:=SUMPRODUCT([Thong_Tin_Ngay_Nghi_201401.$B$3:.$B$18]=[.B16];[Thong_Tin_Ngay_Nghi_201401.$C$3:.$C$18]) + SUMPRODUCT([Thong_Tin_Ngay_Nghi_201402.$B$3:.$B$22]=[.B16];[Thong_Tin_Ngay_Nghi_201402.$C$3:.$C$22]) + SUMPRODUCT([Thong_Tin_Ngay_Nghi_201403.$B$3:.$B$24]=[.B16];[Thong_Tin_Ngay_Nghi_201403.$C$3:.$C$24])" office:value-type="float" office:value="10">
            <text:p>10</text:p>
          </table:table-cell>
          <table:table-cell table:style-name="ce78" table:formula="of:=IF(OR([.C16]-[.G16]&lt;=0; DATE(YEAR([.E16]);MONTH([.E16]);DAY([.E16]))&lt;=DATE(YEAR([.E16]);3;31)); [.F16]+[.C16]-[.G16]; [.F16]-[.C16]+[.G16])" office:value-type="float" office:value="-4">
            <text:p>-4</text:p>
          </table:table-cell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17]);DATE(YEAR([.D17]);12;31);NOW())" office:value-type="date" office:date-value="2014-07-04T14:45:43.47">
            <text:p>07/04/14</text:p>
          </table:table-cell>
          <table:table-cell table:style-name="ce78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6">
            <text:p>6</text:p>
          </table:table-cell>
          <table:table-cell table:style-name="ce80" table:formula="of:=SUMPRODUCT([Thong_Tin_Ngay_Nghi_201401.$B$3:.$B$18]=[.B17];[Thong_Tin_Ngay_Nghi_201401.$C$3:.$C$18]) + SUMPRODUCT([Thong_Tin_Ngay_Nghi_201402.$B$3:.$B$22]=[.B17];[Thong_Tin_Ngay_Nghi_201402.$C$3:.$C$22]) + SUMPRODUCT([Thong_Tin_Ngay_Nghi_201403.$B$3:.$B$24]=[.B17];[Thong_Tin_Ngay_Nghi_201403.$C$3:.$C$24])" office:value-type="float" office:value="4">
            <text:p>4</text:p>
          </table:table-cell>
          <table:table-cell table:style-name="ce78" table:formula="of:=IF(OR([.C17]-[.G17]&lt;=0; DATE(YEAR([.E17]);MONTH([.E17]);DAY([.E17]))&lt;=DATE(YEAR([.E17]);3;31)); [.F17]+[.C17]-[.G17]; [.F17]-[.C17]+[.G17])" office:value-type="float" office:value="2">
            <text:p>2</text:p>
          </table:table-cell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3-19">
            <text:p>03/19/14</text:p>
          </table:table-cell>
          <table:table-cell table:style-name="ce79" table:formula="of:=IF(YEAR(NOW())&gt;YEAR([.D18]);DATE(YEAR([.D18]);12;31);NOW())" office:value-type="date" office:date-value="2014-07-04T14:45:43.47">
            <text:p>07/04/14</text:p>
          </table:table-cell>
          <table:table-cell table:style-name="ce78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3">
            <text:p>3</text:p>
          </table:table-cell>
          <table:table-cell table:style-name="ce80" table:formula="of:=SUMPRODUCT([Thong_Tin_Ngay_Nghi_201401.$B$3:.$B$18]=[.B18];[Thong_Tin_Ngay_Nghi_201401.$C$3:.$C$18]) + SUMPRODUCT([Thong_Tin_Ngay_Nghi_201402.$B$3:.$B$22]=[.B18];[Thong_Tin_Ngay_Nghi_201402.$C$3:.$C$22]) + SUMPRODUCT([Thong_Tin_Ngay_Nghi_201403.$B$3:.$B$24]=[.B18];[Thong_Tin_Ngay_Nghi_201403.$C$3:.$C$24])" office:value-type="float" office:value="0">
            <text:p>0</text:p>
          </table:table-cell>
          <table:table-cell table:style-name="ce78" table:formula="of:=IF(OR([.C18]-[.G18]&lt;=0; DATE(YEAR([.E18]);MONTH([.E18]);DAY([.E18]))&lt;=DATE(YEAR([.E18]);3;31)); [.F18]+[.C18]-[.G18]; [.F18]-[.C18]+[.G18])" office:value-type="float" office:value="3">
            <text:p>3</text:p>
          </table:table-cell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78" office:value-type="float" office:value="1.5">
            <text:p>1.5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19]);DATE(YEAR([.D19]);12;31);NOW())" office:value-type="date" office:date-value="2014-07-04T14:45:43.47">
            <text:p>07/04/14</text:p>
          </table:table-cell>
          <table:table-cell table:style-name="ce78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6">
            <text:p>6</text:p>
          </table:table-cell>
          <table:table-cell table:style-name="ce80" table:formula="of:=SUMPRODUCT([Thong_Tin_Ngay_Nghi_201401.$B$3:.$B$18]=[.B19];[Thong_Tin_Ngay_Nghi_201401.$C$3:.$C$18]) + SUMPRODUCT([Thong_Tin_Ngay_Nghi_201402.$B$3:.$B$22]=[.B19];[Thong_Tin_Ngay_Nghi_201402.$C$3:.$C$22]) + SUMPRODUCT([Thong_Tin_Ngay_Nghi_201403.$B$3:.$B$24]=[.B19];[Thong_Tin_Ngay_Nghi_201403.$C$3:.$C$24])" office:value-type="float" office:value="7">
            <text:p>7</text:p>
          </table:table-cell>
          <table:table-cell table:style-name="ce78" table:formula="of:=IF(OR([.C19]-[.G19]&lt;=0; DATE(YEAR([.E19]);MONTH([.E19]);DAY([.E19]))&lt;=DATE(YEAR([.E19]);3;31)); [.F19]+[.C19]-[.G19]; [.F19]-[.C19]+[.G19]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78" office:value-type="float" office:value="0.5">
            <text:p>0.5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20]);DATE(YEAR([.D20]);12;31);NOW())" office:value-type="date" office:date-value="2014-07-04T14:45:43.47">
            <text:p>07/04/14</text:p>
          </table:table-cell>
          <table:table-cell table:style-name="ce78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6">
            <text:p>6</text:p>
          </table:table-cell>
          <table:table-cell table:style-name="ce80" table:formula="of:=SUMPRODUCT([Thong_Tin_Ngay_Nghi_201401.$B$3:.$B$18]=[.B20];[Thong_Tin_Ngay_Nghi_201401.$C$3:.$C$18]) + SUMPRODUCT([Thong_Tin_Ngay_Nghi_201402.$B$3:.$B$22]=[.B20];[Thong_Tin_Ngay_Nghi_201402.$C$3:.$C$22]) + SUMPRODUCT([Thong_Tin_Ngay_Nghi_201403.$B$3:.$B$24]=[.B20];[Thong_Tin_Ngay_Nghi_201403.$C$3:.$C$24])" office:value-type="float" office:value="5">
            <text:p>5</text:p>
          </table:table-cell>
          <table:table-cell table:style-name="ce78" table:formula="of:=IF(OR([.C20]-[.G20]&lt;=0; DATE(YEAR([.E20]);MONTH([.E20]);DAY([.E20]))&lt;=DATE(YEAR([.E20]);3;31)); [.F20]+[.C20]-[.G20]; [.F20]-[.C20]+[.G20])" office:value-type="float" office:value="1.5">
            <text:p>1.5</text:p>
          </table:table-cell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78" office:value-type="float" office:value="2.5">
            <text:p>2.5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21]);DATE(YEAR([.D21]);12;31);NOW())" office:value-type="date" office:date-value="2014-07-04T14:45:43.47">
            <text:p>07/04/14</text:p>
          </table:table-cell>
          <table:table-cell table:style-name="ce78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6">
            <text:p>6</text:p>
          </table:table-cell>
          <table:table-cell table:style-name="ce80" table:formula="of:=SUMPRODUCT([Thong_Tin_Ngay_Nghi_201401.$B$3:.$B$18]=[.B21];[Thong_Tin_Ngay_Nghi_201401.$C$3:.$C$18]) + SUMPRODUCT([Thong_Tin_Ngay_Nghi_201402.$B$3:.$B$22]=[.B21];[Thong_Tin_Ngay_Nghi_201402.$C$3:.$C$22]) + SUMPRODUCT([Thong_Tin_Ngay_Nghi_201403.$B$3:.$B$24]=[.B21];[Thong_Tin_Ngay_Nghi_201403.$C$3:.$C$24])" office:value-type="float" office:value="8.5">
            <text:p>8.5</text:p>
          </table:table-cell>
          <table:table-cell table:style-name="ce78" table:formula="of:=IF(OR([.C21]-[.G21]&lt;=0; DATE(YEAR([.E21]);MONTH([.E21]);DAY([.E21]))&lt;=DATE(YEAR([.E21]);3;31)); [.F21]+[.C21]-[.G21]; [.F21]-[.C21]+[.G21])" office:value-type="float" office:value="0">
            <text:p>0</text:p>
          </table:table-cell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78" office:value-type="float" office:value="1.5">
            <text:p>1.5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22]);DATE(YEAR([.D22]);12;31);NOW())" office:value-type="date" office:date-value="2014-07-04T14:45:43.47">
            <text:p>07/04/14</text:p>
          </table:table-cell>
          <table:table-cell table:style-name="ce78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6">
            <text:p>6</text:p>
          </table:table-cell>
          <table:table-cell table:style-name="ce80" table:formula="of:=SUMPRODUCT([Thong_Tin_Ngay_Nghi_201401.$B$3:.$B$18]=[.B22];[Thong_Tin_Ngay_Nghi_201401.$C$3:.$C$18]) + SUMPRODUCT([Thong_Tin_Ngay_Nghi_201402.$B$3:.$B$22]=[.B22];[Thong_Tin_Ngay_Nghi_201402.$C$3:.$C$22]) + SUMPRODUCT([Thong_Tin_Ngay_Nghi_201403.$B$3:.$B$24]=[.B22];[Thong_Tin_Ngay_Nghi_201403.$C$3:.$C$24])" office:value-type="float" office:value="8">
            <text:p>8</text:p>
          </table:table-cell>
          <table:table-cell table:style-name="ce78" table:formula="of:=IF(OR([.C22]-[.G22]&lt;=0; DATE(YEAR([.E22]);MONTH([.E22]);DAY([.E22]))&lt;=DATE(YEAR([.E22]);3;31)); [.F22]+[.C22]-[.G22]; [.F22]-[.C22]+[.G22])" office:value-type="float" office:value="-0.5">
            <text:p>-0.5</text:p>
          </table:table-cell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3-13">
            <text:p>03/13/14</text:p>
          </table:table-cell>
          <table:table-cell table:style-name="ce79" table:formula="of:=IF(YEAR(NOW())&gt;YEAR([.D23]);DATE(YEAR([.D23]);12;31);NOW())" office:value-type="date" office:date-value="2014-07-04T14:45:43.47">
            <text:p>07/04/14</text:p>
          </table:table-cell>
          <table:table-cell table:style-name="ce78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4">
            <text:p>4</text:p>
          </table:table-cell>
          <table:table-cell table:style-name="ce80" table:formula="of:=SUMPRODUCT([Thong_Tin_Ngay_Nghi_201401.$B$3:.$B$18]=[.B23];[Thong_Tin_Ngay_Nghi_201401.$C$3:.$C$18]) + SUMPRODUCT([Thong_Tin_Ngay_Nghi_201402.$B$3:.$B$22]=[.B23];[Thong_Tin_Ngay_Nghi_201402.$C$3:.$C$22]) + SUMPRODUCT([Thong_Tin_Ngay_Nghi_201403.$B$3:.$B$24]=[.B23];[Thong_Tin_Ngay_Nghi_201403.$C$3:.$C$24])" office:value-type="float" office:value="0">
            <text:p>0</text:p>
          </table:table-cell>
          <table:table-cell table:style-name="ce78" table:formula="of:=IF(OR([.C23]-[.G23]&lt;=0; DATE(YEAR([.E23]);MONTH([.E23]);DAY([.E23]))&lt;=DATE(YEAR([.E23]);3;31)); [.F23]+[.C23]-[.G23]; [.F23]-[.C23]+[.G23])" office:value-type="float" office:value="4">
            <text:p>4</text:p>
          </table:table-cell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78" office:value-type="float" office:value="4.5">
            <text:p>4.5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24]);DATE(YEAR([.D24]);12;31);NOW())" office:value-type="date" office:date-value="2014-07-04T14:45:43.47">
            <text:p>07/04/14</text:p>
          </table:table-cell>
          <table:table-cell table:style-name="ce78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6">
            <text:p>6</text:p>
          </table:table-cell>
          <table:table-cell table:style-name="ce80" table:formula="of:=SUMPRODUCT([Thong_Tin_Ngay_Nghi_201401.$B$3:.$B$18]=[.B24];[Thong_Tin_Ngay_Nghi_201401.$C$3:.$C$18]) + SUMPRODUCT([Thong_Tin_Ngay_Nghi_201402.$B$3:.$B$22]=[.B24];[Thong_Tin_Ngay_Nghi_201402.$C$3:.$C$22]) + SUMPRODUCT([Thong_Tin_Ngay_Nghi_201403.$B$3:.$B$24]=[.B24];[Thong_Tin_Ngay_Nghi_201403.$C$3:.$C$24])" office:value-type="float" office:value="6">
            <text:p>6</text:p>
          </table:table-cell>
          <table:table-cell table:style-name="ce78" table:formula="of:=IF(OR([.C24]-[.G24]&lt;=0; DATE(YEAR([.E24]);MONTH([.E24]);DAY([.E24]))&lt;=DATE(YEAR([.E24]);3;31)); [.F24]+[.C24]-[.G24]; [.F24]-[.C24]+[.G24])" office:value-type="float" office:value="4.5">
            <text:p>4.5</text:p>
          </table:table-cell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oNT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3-20">
            <text:p>03/20/14</text:p>
          </table:table-cell>
          <table:table-cell table:style-name="ce79" table:formula="of:=IF(YEAR(NOW())&gt;YEAR([.D25]);DATE(YEAR([.D25]);12;31);NOW())" office:value-type="date" office:date-value="2014-07-04T14:45:43.47">
            <text:p>07/04/14</text:p>
          </table:table-cell>
          <table:table-cell table:style-name="ce78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3">
            <text:p>3</text:p>
          </table:table-cell>
          <table:table-cell table:style-name="ce80" table:formula="of:=SUMPRODUCT([Thong_Tin_Ngay_Nghi_201401.$B$3:.$B$18]=[.B25];[Thong_Tin_Ngay_Nghi_201401.$C$3:.$C$18]) + SUMPRODUCT([Thong_Tin_Ngay_Nghi_201402.$B$3:.$B$22]=[.B25];[Thong_Tin_Ngay_Nghi_201402.$C$3:.$C$22]) + SUMPRODUCT([Thong_Tin_Ngay_Nghi_201403.$B$3:.$B$24]=[.B25];[Thong_Tin_Ngay_Nghi_201403.$C$3:.$C$24])" office:value-type="float" office:value="0">
            <text:p>0</text:p>
          </table:table-cell>
          <table:table-cell table:style-name="ce78" table:formula="of:=IF(OR([.C25]-[.G25]&lt;=0; DATE(YEAR([.E25]);MONTH([.E25]);DAY([.E25]))&lt;=DATE(YEAR([.E25]);3;31)); [.F25]+[.C25]-[.G25]; [.F25]-[.C25]+[.G25])" office:value-type="float" office:value="3">
            <text:p>3</text:p>
          </table:table-cell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uyLTT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26]);DATE(YEAR([.D26]);12;31);NOW())" office:value-type="date" office:date-value="2014-07-04T14:45:43.47">
            <text:p>07/04/14</text:p>
          </table:table-cell>
          <table:table-cell table:style-name="ce78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6">
            <text:p>6</text:p>
          </table:table-cell>
          <table:table-cell table:style-name="ce80" table:formula="of:=SUMPRODUCT([Thong_Tin_Ngay_Nghi_201401.$B$3:.$B$18]=[.B26];[Thong_Tin_Ngay_Nghi_201401.$C$3:.$C$18]) + SUMPRODUCT([Thong_Tin_Ngay_Nghi_201402.$B$3:.$B$22]=[.B26];[Thong_Tin_Ngay_Nghi_201402.$C$3:.$C$22]) + SUMPRODUCT([Thong_Tin_Ngay_Nghi_201403.$B$3:.$B$24]=[.B26];[Thong_Tin_Ngay_Nghi_201403.$C$3:.$C$24])" office:value-type="float" office:value="5">
            <text:p>5</text:p>
          </table:table-cell>
          <table:table-cell table:style-name="ce78" table:formula="of:=IF(OR([.C26]-[.G26]&lt;=0; DATE(YEAR([.E26]);MONTH([.E26]);DAY([.E26]))&lt;=DATE(YEAR([.E26]);3;31)); [.F26]+[.C26]-[.G26]; [.F26]-[.C26]+[.G26])" office:value-type="float" office:value="1">
            <text:p>1</text:p>
          </table:table-cell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oiTT</text:p>
          </table:table-cell>
          <table:table-cell table:style-name="ce78" office:value-type="float" office:value="0">
            <text:p>0</text:p>
          </table:table-cell>
          <table:table-cell table:style-name="ce79" office:value-type="date" office:date-value="2014-02-10">
            <text:p>02/10/14</text:p>
          </table:table-cell>
          <table:table-cell table:style-name="ce79" office:value-type="date" office:date-value="2014-03-31">
            <text:p>03/31/14</text:p>
          </table:table-cell>
          <table:table-cell table:style-name="ce78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2">
            <text:p>2</text:p>
          </table:table-cell>
          <table:table-cell table:style-name="ce80" table:formula="of:=SUMPRODUCT([Thong_Tin_Ngay_Nghi_201401.$B$3:.$B$18]=[.B27];[Thong_Tin_Ngay_Nghi_201401.$C$3:.$C$18]) + SUMPRODUCT([Thong_Tin_Ngay_Nghi_201402.$B$3:.$B$22]=[.B27];[Thong_Tin_Ngay_Nghi_201402.$C$3:.$C$22]) + SUMPRODUCT([Thong_Tin_Ngay_Nghi_201403.$B$3:.$B$24]=[.B27];[Thong_Tin_Ngay_Nghi_201403.$C$3:.$C$24])" office:value-type="float" office:value="3">
            <text:p>3</text:p>
          </table:table-cell>
          <table:table-cell table:style-name="ce78" table:formula="of:=IF(OR([.C27]-[.G27]&lt;=0; DATE(YEAR([.E27]);MONTH([.E27]);DAY([.E27]))&lt;=DATE(YEAR([.E27]);3;31)); [.F27]+[.C27]-[.G27]; [.F27]-[.C27]+[.G27])" office:value-type="float" office:value="-1">
            <text:p>-1</text:p>
          </table:table-cell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BA</text:p>
          </table:table-cell>
          <table:table-cell table:style-name="ce78" office:value-type="float" office:value="2">
            <text:p>2</text:p>
          </table:table-cell>
          <table:table-cell table:style-name="ce79" office:value-type="date" office:date-value="2014-01-01">
            <text:p>01/01/14</text:p>
          </table:table-cell>
          <table:table-cell table:style-name="ce79" table:formula="of:=IF(YEAR(NOW())&gt;YEAR([.D28]);DATE(YEAR([.D28]);12;31);NOW())" office:value-type="date" office:date-value="2014-07-04T14:45:43.47">
            <text:p>07/04/14</text:p>
          </table:table-cell>
          <table:table-cell table:style-name="ce78" table:formula="of:=IF(YEAR([.E28])&gt;YEAR([.D28]);12;IF(DAY([.E28])&lt;DAY(DATE(YEAR([.E28]);MONTH([.E28])+1;1)-1)/2;MONTH([.E28])-1;MONTH([.E28])))  -  IF(DAY(DATE(YEAR([.D28]);MONTH([.D28])+1;1)-1) - DAY([.D28]) + 1&lt; DAY(DATE(YEAR([.D28]);MONTH([.D28])+1;1)-1)/2;MONTH([.D28]);MONTH([.D28])-1)" office:value-type="float" office:value="6">
            <text:p>6</text:p>
          </table:table-cell>
          <table:table-cell table:style-name="ce80" table:formula="of:=SUMPRODUCT([Thong_Tin_Ngay_Nghi_201401.$B$3:.$B$18]=[.B28];[Thong_Tin_Ngay_Nghi_201401.$C$3:.$C$18]) + SUMPRODUCT([Thong_Tin_Ngay_Nghi_201402.$B$3:.$B$22]=[.B28];[Thong_Tin_Ngay_Nghi_201402.$C$3:.$C$22]) + SUMPRODUCT([Thong_Tin_Ngay_Nghi_201403.$B$3:.$B$24]=[.B28];[Thong_Tin_Ngay_Nghi_201403.$C$3:.$C$24])" office:value-type="float" office:value="6.5">
            <text:p>6.5</text:p>
          </table:table-cell>
          <table:table-cell table:style-name="ce78" table:formula="of:=IF(OR([.C28]-[.G28]&lt;=0; DATE(YEAR([.E28]);MONTH([.E28]);DAY([.E28]))&lt;=DATE(YEAR([.E28]);3;31)); [.F28]+[.C28]-[.G28]; [.F28]-[.C28]+[.G28])" office:value-type="float" office:value="1.5">
            <text:p>1.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3"/>
        </table:table-row>
        <table:table-row table:style-name="ro2" table:number-rows-repeated="9">
          <table:table-cell table:number-columns-repeated="8"/>
        </table:table-row>
        <table:table-row table:style-name="ro10">
          <table:table-cell table:number-columns-repeated="8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hong_Tin_Ngay_Nghi_201401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3" office:value-type="string" table:number-columns-spanned="31" table:number-rows-spanned="1">
            <text:p>January</text:p>
          </table:table-cell>
          <table:covered-table-cell table:number-columns-repeated="30" table:style-name="ce46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44" office:value-type="float" office:value="1">
            <office:annotation draw:style-name="gr2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4">
            <text:p>-4</text:p>
          </table:table-cell>
          <table:table-cell table:style-name="ce44" office:value-type="float" office:value="-5">
            <text:p>-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-11">
            <text:p>-11</text:p>
          </table:table-cell>
          <table:table-cell table:style-name="ce44" office:value-type="float" office:value="-12">
            <text:p>-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-18">
            <text:p>-18</text:p>
          </table:table-cell>
          <table:table-cell table:style-name="ce44" office:value-type="float" office:value="-19">
            <text:p>-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-25">
            <text:p>-25</text:p>
          </table:table-cell>
          <table:table-cell table:style-name="ce44" office:value-type="float" office:value="-26">
            <text:p>-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44" office:value-type="float" office:value="31">
            <office:annotation draw:style-name="gr2" draw:text-style-name="P2" svg:width="1.1413in" svg:height="0.2346in" svg:x="13.6421in" svg:y="0.0547in" draw:caption-point-x="-0.2402in" draw:caption-point-y="0.1827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2" table:formula="of:=SUM([.D3:.AH3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2" table:formula="of:=SUM([.D4:.AH4])" office:value-type="float" office:value="7">
            <text:p>7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42" table:formula="of:=SUM([.D5:.AH5])" office:value-type="float" office:value="0.5">
            <text:p>0.5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42" table:formula="of:=SUM([.D6:.AH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42" table:formula="of:=SUM([.D7:.AH7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42" table:formula="of:=SUM([.D8:.AH8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1268in" draw:caption-point-x="-0.2402in" draw:caption-point-y="0.5965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oangL</text:p>
          </table:table-cell>
          <table:table-cell table:style-name="ce42" table:formula="of:=SUM([.D9:.AH9])" office:value-type="float" office:value="1">
            <text:p>1</text:p>
          </table:table-cell>
          <table:table-cell table:style-name="ce45" table:number-columns-repeated="1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42" table:formula="of:=SUM([.D10:.AH10])" office:value-type="float" office:value="7.5">
            <text:p>7.5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42" table:formula="of:=SUM([.D11:.AH11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4.4059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42" table:formula="of:=SUM([.D12:.AH12])" office:value-type="float" office:value="1">
            <text:p>1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42" table:formula="of:=SUM([.D13:.AH13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.5">
            <text:p>0.5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42" table:formula="of:=SUM([.D14:.AH14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42" table:formula="of:=SUM([.D15:.AH15])" office:value-type="float" office:value="3.5">
            <text:p>3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42" table:formula="of:=SUM([.D16:.AH1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42" table:formula="of:=SUM([.D17:.AH17])" office:value-type="float" office:value="3.5">
            <text:p>3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42" table:formula="of:=SUM([.D18:.AH18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92"/>
          <table:table-cell table:number-columns-repeated="20"/>
        </table:table-row>
        <table:table-row table:style-name="ro2" table:number-rows-repeated="983147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9" office:value-type="string" table:number-columns-spanned="28" table:number-rows-spanned="1">
            <text:p>February</text:p>
          </table:table-cell>
          <table:covered-table-cell table:number-columns-repeated="27" table:style-name="ce52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50" office:value-type="float" office:value="1">
            <office:annotation draw:style-name="gr2" draw:text-style-name="P2" svg:width="1.1413in" svg:height="0.2346in" svg:x="2.5587in" svg:y="0.0528in" draw:caption-point-x="-0.2402in" draw:caption-point-y="0.1846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50" office:value-type="float" office:value="2">
            <office:annotation draw:style-name="gr2" draw:text-style-name="P2" svg:width="1.1413in" svg:height="0.2346in" svg:x="2.928in" svg:y="0.0528in" draw:caption-point-x="-0.2402in" draw:caption-point-y="0.1846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50" office:value-type="float" office:value="3">
            <office:annotation draw:style-name="gr2" draw:text-style-name="P2" svg:width="1.1413in" svg:height="0.2346in" svg:x="3.2976in" svg:y="0.0528in" draw:caption-point-x="-0.2402in" draw:caption-point-y="0.1846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50" office:value-type="float" office:value="4">
            <office:annotation draw:style-name="gr2" draw:text-style-name="P2" svg:width="1.1413in" svg:height="0.2346in" svg:x="3.6669in" svg:y="0.0528in" draw:caption-point-x="-0.2402in" draw:caption-point-y="0.1846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50" office:value-type="float" office:value="5">
            <office:annotation draw:style-name="gr2" draw:text-style-name="P2" svg:width="1.1413in" svg:height="0.2346in" svg:x="4.0362in" svg:y="0.0528in" draw:caption-point-x="-0.2402in" draw:caption-point-y="0.1846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-8">
            <text:p>-8</text:p>
          </table:table-cell>
          <table:table-cell table:style-name="ce50" office:value-type="float" office:value="-9">
            <text:p>-9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-15">
            <text:p>-15</text:p>
          </table:table-cell>
          <table:table-cell table:style-name="ce50" office:value-type="float" office:value="-16">
            <text:p>-16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1">
            <text:p>21</text:p>
          </table:table-cell>
          <table:table-cell table:style-name="ce50" office:value-type="float" office:value="-22">
            <text:p>-22</text:p>
          </table:table-cell>
          <table:table-cell table:style-name="ce50" office:value-type="float" office:value="-23">
            <text:p>-23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25">
            <text:p>25</text:p>
          </table:table-cell>
          <table:table-cell table:style-name="ce50" office:value-type="float" office:value="26">
            <text:p>26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28">
            <text:p>28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8" table:formula="of:=SUM([.D3:.AE3])" office:value-type="float" office:value="0">
            <text:p>0</text:p>
          </table:table-cell>
          <table:table-cell table:style-name="ce51" table:number-columns-repeated="5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8" table:formula="of:=SUM([.D4:.AE4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48" table:formula="of:=SUM([.D5:.AE5])" office:value-type="float" office:value="0">
            <text:p>0</text:p>
          </table:table-cell>
          <table:table-cell table:style-name="ce51" table:number-columns-repeated="16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48" table:formula="of:=SUM([.D6:.AE6])" office:value-type="float" office:value="2.5">
            <text:p>2.5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8567in" svg:x="9.9476in" svg:y="0.6323in" draw:caption-point-x="-0.2402in" draw:caption-point-y="0.5957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51" table:number-columns-repeated="2"/>
          <table:table-cell table:style-name="ce51" office:value-type="float" office:value="0">
            <office:annotation draw:style-name="gr2" draw:text-style-name="P2" svg:width="1.1413in" svg:height="0.8567in" svg:x="11.0559in" svg:y="0.6323in" draw:caption-point-x="-0.2402in" draw:caption-point-y="0.5957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51" office:value-type="float" office:value="0">
            <office:annotation draw:style-name="gr2" draw:text-style-name="P2" svg:width="1.1413in" svg:height="0.8567in" svg:x="11.4252in" svg:y="0.6323in" draw:caption-point-x="-0.2402in" draw:caption-point-y="0.5957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8567in" svg:x="12.1642in" svg:y="0.6323in" draw:caption-point-x="-0.2402in" draw:caption-point-y="0.5957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48" table:formula="of:=SUM([.D7:.AE7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48" table:formula="of:=SUM([.D8:.AE8])" office:value-type="float" office:value="3">
            <text:p>3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48" table:formula="of:=SUM([.D9:.AE9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ngL</text:p>
          </table:table-cell>
          <table:table-cell table:style-name="ce48" table:formula="of:=SUM([.D10:.AE10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48" table:formula="of:=SUM([.D11:.AE11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48" table:formula="of:=SUM([.D12:.AE12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48" table:formula="of:=SUM([.D13:.AE13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48" table:formula="of:=SUM([.D14:.AE14])" office:value-type="float" office:value="3">
            <text:p>3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48" table:formula="of:=SUM([.D15:.AE15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5457in" svg:x="11.7949in" svg:y="2.8614in" draw:caption-point-x="-0.2402in" draw:caption-point-y="0.5957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48" table:formula="of:=SUM([.D16:.AE16])" office:value-type="float" office:value="2.5">
            <text:p>2.5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48" table:formula="of:=SUM([.D17:.AE17])" office:value-type="float" office:value="2.5">
            <text:p>2.5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style-name="ce51" office:value-type="float" office:value="0.5">
            <text:p>0.5</text:p>
          </table:table-cell>
          <table:table-cell table:number-columns-repeated="4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48" table:formula="of:=SUM([.D18:.AE18])" office:value-type="float" office:value="0">
            <text:p>0</text:p>
          </table:table-cell>
          <table:table-cell table:style-name="ce51" table:number-columns-repeated="5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oiTT</text:p>
          </table:table-cell>
          <table:table-cell table:style-name="ce48" table:formula="of:=SUM([.D19:.AE19])" office:value-type="float" office:value="0.5">
            <text:p>0.5</text:p>
          </table:table-cell>
          <table:table-cell table:style-name="ce51" table:number-columns-repeated="9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48" table:formula="of:=SUM([.D20:.AE20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62" office:value-type="string" table:number-columns-spanned="31" table:number-rows-spanned="1">
            <text:p>March</text:p>
          </table:table-cell>
          <table:covered-table-cell table:number-columns-repeated="30" table:style-name="ce65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63" office:value-type="float" office:value="-1">
            <text:p>-1</text:p>
          </table:table-cell>
          <table:table-cell table:style-name="ce63" office:value-type="float" office:value="-2">
            <text:p>-2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7">
            <text:p>7</text:p>
          </table:table-cell>
          <table:table-cell table:style-name="ce63" office:value-type="float" office:value="-8">
            <text:p>-8</text:p>
          </table:table-cell>
          <table:table-cell table:style-name="ce63" office:value-type="float" office:value="-9">
            <text:p>-9</text:p>
          </table:table-cell>
          <table:table-cell table:style-name="ce63" office:value-type="float" office:value="10">
            <text:p>10</text:p>
          </table:table-cell>
          <table:table-cell table:style-name="ce63" office:value-type="float" office:value="11">
            <text:p>11</text:p>
          </table:table-cell>
          <table:table-cell table:style-name="ce63" office:value-type="float" office:value="12">
            <text:p>12</text:p>
          </table:table-cell>
          <table:table-cell table:style-name="ce63" office:value-type="float" office:value="13">
            <text:p>13</text:p>
          </table:table-cell>
          <table:table-cell table:style-name="ce63" office:value-type="float" office:value="14">
            <text:p>14</text:p>
          </table:table-cell>
          <table:table-cell table:style-name="ce63" office:value-type="float" office:value="-15">
            <text:p>-15</text:p>
          </table:table-cell>
          <table:table-cell table:style-name="ce63" office:value-type="float" office:value="-16">
            <text:p>-16</text:p>
          </table:table-cell>
          <table:table-cell table:style-name="ce63" office:value-type="float" office:value="17">
            <text:p>17</text:p>
          </table:table-cell>
          <table:table-cell table:style-name="ce63" office:value-type="float" office:value="18">
            <text:p>18</text:p>
          </table:table-cell>
          <table:table-cell table:style-name="ce63" office:value-type="float" office:value="19">
            <text:p>19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21">
            <text:p>21</text:p>
          </table:table-cell>
          <table:table-cell table:style-name="ce63" office:value-type="float" office:value="-22">
            <text:p>-22</text:p>
          </table:table-cell>
          <table:table-cell table:style-name="ce63" office:value-type="float" office:value="-23">
            <text:p>-23</text:p>
          </table:table-cell>
          <table:table-cell table:style-name="ce63" office:value-type="float" office:value="24">
            <text:p>24</text:p>
          </table:table-cell>
          <table:table-cell table:style-name="ce63" office:value-type="float" office:value="25">
            <text:p>25</text:p>
          </table:table-cell>
          <table:table-cell table:style-name="ce63" office:value-type="float" office:value="26">
            <text:p>26</text:p>
          </table:table-cell>
          <table:table-cell table:style-name="ce63" office:value-type="float" office:value="27">
            <text:p>27</text:p>
          </table:table-cell>
          <table:table-cell table:style-name="ce63" office:value-type="float" office:value="28">
            <text:p>28</text:p>
          </table:table-cell>
          <table:table-cell table:style-name="ce63" office:value-type="float" office:value="-29">
            <text:p>-29</text:p>
          </table:table-cell>
          <table:table-cell table:style-name="ce63" office:value-type="float" office:value="-30">
            <text:p>-30</text:p>
          </table:table-cell>
          <table:table-cell table:style-name="ce63" office:value-type="float" office:value="31">
            <text:p>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1" table:formula="of:=SUM([.D3:.AE3])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1" table:formula="of:=SUM([.D4:.AE4])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">
            <office:annotation draw:style-name="gr2" draw:text-style-name="P2" svg:width="1.1413in" svg:height="0.3902in" svg:x="9.578in" svg:y="0.1362in" draw:caption-point-x="-0.2402in" draw:caption-point-y="0.5965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61" table:formula="of:=SUM([.D5:.AE5])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61" table:formula="of:=SUM([.D6:.AE6])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office:annotation draw:style-name="gr2" draw:text-style-name="P2" svg:width="1.1413in" svg:height="0.8567in" svg:x="3.2976in" svg:y="0.6307in" draw:caption-point-x="-0.2402in" draw:caption-point-y="0.5972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64" office:value-type="float" office:value="0">
            <office:annotation draw:style-name="gr2" draw:text-style-name="P2" svg:width="1.1413in" svg:height="0.8567in" svg:x="3.6669in" svg:y="0.6307in" draw:caption-point-x="-0.2402in" draw:caption-point-y="0.5972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64" office:value-type="float" office:value="0">
            <office:annotation draw:style-name="gr2" draw:text-style-name="P2" svg:width="1.1413in" svg:height="0.8567in" svg:x="4.0362in" svg:y="0.6307in" draw:caption-point-x="-0.2402in" draw:caption-point-y="0.5972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office:annotation draw:style-name="gr2" draw:text-style-name="P2" svg:width="1.1413in" svg:height="0.8567in" svg:x="5.8835in" svg:y="0.6307in" draw:caption-point-x="-0.2402in" draw:caption-point-y="0.5972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office:annotation draw:style-name="gr2" draw:text-style-name="P2" svg:width="1.1413in" svg:height="0.2346in" svg:x="13.6421in" svg:y="0.6331in" draw:caption-point-x="-0.2402in" draw:caption-point-y="0.5949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61" table:formula="of:=SUM([.D7:.AE7])" office:value-type="float" office:value="1.5">
            <text:p>1.5</text:p>
          </table:table-cell>
          <table:table-cell table:style-name="ce64" table:number-columns-repeated="2"/>
          <table:table-cell table:style-name="ce64" office:value-type="float" office:value="0.5">
            <text:p>0.5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61" table:formula="of:=SUM([.D8:.AE8])" office:value-type="float" office:value="0.5"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61" table:formula="of:=SUM([.D9:.AE9])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HM</text:p>
          </table:table-cell>
          <table:table-cell table:style-name="ce61" table:formula="of:=SUM([.D10:.AE10])" office:value-type="float" office:value="1">
            <text:p>1</text:p>
          </table:table-cell>
          <table:table-cell table:style-name="ce64" table:number-columns-repeated="9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">
            <office:annotation draw:style-name="gr2" draw:text-style-name="P2" svg:width="1.1413in" svg:height="0.3902in" svg:x="12.5335in" svg:y="1.6232in" draw:caption-point-x="-0.2402in" draw:caption-point-y="0.5957in">
              <dc:date>2014-03-31T00:00:00</dc:date>
              <text:p text:style-name="P2"><text:span text:style-name="T1">Đi trễ &gt; 1h nhưng có làm bù</text:span></text:p>
            </office:annotation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61" table:formula="of:=SUM([.D11:.AE11])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office:annotation draw:style-name="gr2" draw:text-style-name="P2" svg:width="1.1413in" svg:height="0.7012in" svg:x="11.0559in" svg:y="1.8701in" draw:caption-point-x="-0.2402in" draw:caption-point-y="0.5965in">
              <dc:creator>Thuy</dc:creator>
              <dc:date>2014-03-26T00:00:00</dc:date>
              <text:p text:style-name="P2"><text:span text:style-name="T1">Nghỉ 0.5 nhưng theo yêu cầu dự án nên làm bù =&gt; ko tính nghỉ</text:span></text:p>
            </office:annotation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61" table:formula="of:=SUM([.D12:.AE12])" office:value-type="float" office:value="0.5">
            <text:p>0.5</text:p>
          </table:table-cell>
          <table:table-cell table:style-name="ce64" table:number-columns-repeated="2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61" table:formula="of:=SUM([.D13:.AE13])" office:value-type="float" office:value="2">
            <text:p>2</text:p>
          </table:table-cell>
          <table:table-cell table:style-name="ce64" table:number-columns-repeated="2"/>
          <table:table-cell table:style-name="ce64" office:value-type="float" office:value="0.5">
            <text:p>0.5</text:p>
          </table:table-cell>
          <table:table-cell table:style-name="ce64" office:value-type="float" office:value="0">
            <office:annotation draw:style-name="gr2" draw:text-style-name="P2" svg:width="1.1413in" svg:height="0.7012in" svg:x="3.6669in" svg:y="2.3646in" draw:caption-point-x="-0.2402in" draw:caption-point-y="0.5972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2" draw:text-style-name="P2" svg:width="1.1413in" svg:height="0.5457in" svg:x="7.3614in" svg:y="2.365in" draw:caption-point-x="-0.2402in" draw:caption-point-y="0.5969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64" table:number-columns-repeated="2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office:annotation draw:style-name="gr2" draw:text-style-name="P2" svg:width="1.1413in" svg:height="0.5457in" svg:x="9.578in" svg:y="2.3654in" draw:caption-point-x="-0.2402in" draw:caption-point-y="0.5965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">
            <office:annotation draw:style-name="gr2" draw:text-style-name="P2" svg:width="1.1413in" svg:height="0.3902in" svg:x="12.1642in" svg:y="2.3657in" draw:caption-point-x="-0.2402in" draw:caption-point-y="0.5961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61" table:formula="of:=SUM([.D14:.AE14])" office:value-type="float" office:value="0">
            <text:p>0</text:p>
          </table:table-cell>
          <table:table-cell table:style-name="ce64" table:number-columns-repeated="18"/>
          <table:table-cell table:number-columns-repeated="3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61" table:formula="of:=SUM([.D15:.AE15])" office:value-type="float" office:value="4">
            <text:p>4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1">
            <text:p>1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61" table:formula="of:=SUM([.D16:.AE16])" office:value-type="float" office:value="0.5"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0.5">
            <office:annotation draw:style-name="gr2" draw:text-style-name="P2" svg:width="1.1413in" svg:height="1.3232in" svg:x="11.4252in" svg:y="3.1083in" draw:caption-point-x="-0.2402in" draw:caption-point-y="0.5965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61" table:formula="of:=SUM([.D17:.AE17])" office:value-type="float" office:value="3.5">
            <text:p>3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3"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61" table:formula="of:=SUM([.D18:.AE18])" office:value-type="float" office:value="2">
            <text:p>2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office:value-type="float" office:value="0">
            <office:annotation draw:style-name="gr2" draw:text-style-name="P2" svg:width="1.1413in" svg:height="0.3902in" svg:x="9.578in" svg:y="3.6039in" draw:caption-point-x="-0.2402in" draw:caption-point-y="0.5965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4" office:value-type="float" office:value="0">
            <office:annotation draw:style-name="gr2" draw:text-style-name="P2" svg:width="1.1413in" svg:height="0.3902in" svg:x="9.9476in" svg:y="3.6039in" draw:caption-point-x="-0.2402in" draw:caption-point-y="0.5965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4" table:number-columns-repeated="2"/>
          <table:table-cell table:style-name="ce64" office:value-type="float" office:value="0">
            <office:annotation draw:style-name="gr2" draw:text-style-name="P2" svg:width="1.1413in" svg:height="0.3902in" svg:x="11.0559in" svg:y="3.6039in" draw:caption-point-x="-0.2402in" draw:caption-point-y="0.5965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4" office:value-type="float" office:value="0.5">
            <office:annotation draw:style-name="gr2" draw:text-style-name="P2" svg:width="1.1413in" svg:height="0.5457in" svg:x="11.4252in" svg:y="3.6039in" draw:caption-point-x="-0.2402in" draw:caption-point-y="0.5965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style-name="ce64" office:value-type="float" office:value="0.5">
            <office:annotation draw:style-name="gr2" draw:text-style-name="P2" svg:width="1.1413in" svg:height="0.5457in" svg:x="11.7949in" svg:y="3.6039in" draw:caption-point-x="-0.2402in" draw:caption-point-y="0.5965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61" table:formula="of:=SUM([.D19:.AE19])" office:value-type="float" office:value="0">
            <text:p>0</text:p>
          </table:table-cell>
          <table:table-cell table:style-name="ce64" table:number-columns-repeated="12"/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61" table:formula="of:=SUM([.D20:.AE20])" office:value-type="float" office:value="0.5"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.5">
            <text:p>0.5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oNT</text:p>
          </table:table-cell>
          <table:table-cell table:style-name="ce61" table:formula="of:=SUM([.D21:.AE21])" office:value-type="float" office:value="0">
            <text:p>0</text:p>
          </table:table-cell>
          <table:table-cell table:style-name="ce64" table:number-columns-repeated="19"/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uyLTT</text:p>
          </table:table-cell>
          <table:table-cell table:style-name="ce61" table:formula="of:=SUM([.D22:.AE22])" office:value-type="float" office:value="1.5">
            <text:p>1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1"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oiTT</text:p>
          </table:table-cell>
          <table:table-cell table:style-name="ce61" table:formula="of:=SUM([.D23:.AE23])" office:value-type="float" office:value="2.5">
            <text:p>2.5</text:p>
          </table:table-cell>
          <table:table-cell table:style-name="ce64" table:number-columns-repeated="2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">
            <office:annotation draw:style-name="gr2" draw:text-style-name="P2" svg:width="1.1413in" svg:height="0.5457in" svg:x="4.4059in" svg:y="4.8417in" draw:caption-point-x="-0.2402in" draw:caption-point-y="0.5969in">
              <dc:creator>Thuy</dc:creator>
              <dc:date>2014-03-26T00:00:00</dc:date>
              <text:p text:style-name="P2"><text:span text:style-name="T1">Trễ 1h, có làm bù (check với ThuyLTT</text:span></text:p>
            </office:annotation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office:value-type="float" office:value="0">
            <office:annotation draw:style-name="gr2" draw:text-style-name="P2" svg:width="1.1413in" svg:height="0.5457in" svg:x="9.2087in" svg:y="4.8417in" draw:caption-point-x="-0.2402in" draw:caption-point-y="0.5969in">
              <dc:creator>Thuy</dc:creator>
              <dc:date>2014-03-26T00:00:00</dc:date>
              <text:p text:style-name="P2"><text:span text:style-name="T1">Trễ 1h, có làm bù (check với DuongDN)</text:span></text:p>
            </office:annotation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style-name="ce64" office:value-type="float" office:value="0.5">
            <text:p>0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text:p>0.5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BA</text:p>
          </table:table-cell>
          <table:table-cell table:style-name="ce61" table:formula="of:=SUM([.D24:.AE24])" office:value-type="float" office:value="3">
            <text:p>3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1">
            <office:annotation draw:style-name="gr2" draw:text-style-name="P2" svg:width="1.1413in" svg:height="0.2346in" svg:x="11.0559in" svg:y="5.0898in" draw:caption-point-x="-0.2402in" draw:caption-point-y="0.5965in">
              <dc:creator>Thuy</dc:creator>
              <dc:date>2014-03-26T00:00:00</dc:date>
              <text:p text:style-name="P2"><text:span text:style-name="T1">Vợ sinh</text:span></text:p>
            </office:annotation>
            <text:p>1</text:p>
          </table:table-cell>
          <table:table-cell table:style-name="ce64" office:value-type="float" office:value="1">
            <office:annotation draw:style-name="gr2" draw:text-style-name="P2" svg:width="1.1413in" svg:height="0.2346in" svg:x="11.4252in" svg:y="5.0898in" draw:caption-point-x="-0.2402in" draw:caption-point-y="0.5965in">
              <dc:creator>Thuy</dc:creator>
              <dc:date>2014-03-26T00:00:00</dc:date>
              <text:p text:style-name="P2"><text:span text:style-name="T1">Vợ sinh</text:span></text:p>
            </office:annotation>
            <text:p>1</text:p>
          </table:table-cell>
          <table:table-cell table:style-name="ce64" office:value-type="float" office:value="1">
            <office:annotation draw:style-name="gr2" draw:text-style-name="P2" svg:width="1.1413in" svg:height="0.2346in" svg:x="11.7949in" svg:y="5.0898in" draw:caption-point-x="-0.2402in" draw:caption-point-y="0.5965in">
              <dc:creator>Thuy</dc:creator>
              <dc:date>2014-03-26T00:00:00</dc:date>
              <text:p text:style-name="P2"><text:span text:style-name="T1">Vợ sinh</text:span></text:p>
            </office:annotation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72" office:value-type="string" table:number-columns-spanned="30" table:number-rows-spanned="1">
            <text:p>April</text:p>
          </table:table-cell>
          <table:covered-table-cell table:number-columns-repeated="29" table:style-name="ce75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73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-5">
            <text:p>-5</text:p>
          </table:table-cell>
          <table:table-cell table:style-name="ce73" office:value-type="float" office:value="-6">
            <text:p>-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9">
            <office:annotation draw:style-name="gr2" draw:text-style-name="P2" svg:width="1.1413in" svg:height="0.3902in" svg:x="5.5142in" svg:y="0in" draw:caption-point-x="-0.2402in" draw:caption-point-y="0.237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-12">
            <text:p>-12</text:p>
          </table:table-cell>
          <table:table-cell table:style-name="ce73" office:value-type="float" office:value="-13">
            <text:p>-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-19">
            <text:p>-19</text:p>
          </table:table-cell>
          <table:table-cell table:style-name="ce73" office:value-type="float" office:value="-20">
            <text:p>-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-26">
            <office:annotation draw:style-name="gr2" draw:text-style-name="P2" svg:width="1.1413in" svg:height="0.3902in" svg:x="11.7949in" svg:y="0in" draw:caption-point-x="-0.2402in" draw:caption-point-y="0.237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73" office:value-type="float" office:value="-27">
            <text:p>-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office:annotation draw:style-name="gr2" draw:text-style-name="P2" svg:width="1.1413in" svg:height="0.2346in" svg:x="13.2724in" svg:y="0in" draw:caption-point-x="-0.2402in" draw:caption-point-y="0.237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1" table:formula="of:=SUM([.D3:.AE3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71" table:formula="of:=SUM([.D4:.AE4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71" table:formula="of:=SUM([.D5:.AE5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71" table:formula="of:=SUM([.D6:.AE6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71" table:formula="of:=SUM([.D7:.AE7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71" table:formula="of:=SUM([.D8:.AE8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71" table:formula="of:=SUM([.D9:.AE9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HM</text:p>
          </table:table-cell>
          <table:table-cell table:style-name="ce71" table:formula="of:=SUM([.D10:.AE10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71" table:formula="of:=SUM([.D11:.AE11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71" table:formula="of:=SUM([.D12:.AE12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71" table:formula="of:=SUM([.D13:.AE13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71" table:formula="of:=SUM([.D14:.AE14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71" table:formula="of:=SUM([.D15:.AE15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71" table:formula="of:=SUM([.D16:.AE16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71" table:formula="of:=SUM([.D17:.AE17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71" table:formula="of:=SUM([.D18:.AE18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71" table:formula="of:=SUM([.D19:.AE19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71" table:formula="of:=SUM([.D20:.AE20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oNT</text:p>
          </table:table-cell>
          <table:table-cell table:style-name="ce71" table:formula="of:=SUM([.D21:.AE21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uyLTT</text:p>
          </table:table-cell>
          <table:table-cell table:style-name="ce71" table:formula="of:=SUM([.D22:.AE22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oiTT</text:p>
          </table:table-cell>
          <table:table-cell table:style-name="ce71" table:formula="of:=SUM([.D23:.AE23])" office:value-type="float" office:value="0">
            <text:p>0</text:p>
          </table:table-cell>
          <table:table-cell table:style-name="ce74" table:number-columns-repeated="30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VietBA</text:p>
          </table:table-cell>
          <table:table-cell table:style-name="ce71" table:formula="of:=SUM([.D24:.AE24])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29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5">
          <table:table-cell table:number-columns-repeated="1008"/>
        </table:table-row>
        <table:table-row table:style-name="ro2"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7/04/2014</text:date>, <text:time>14:4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7-04">07/04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25</meta:editing-cycles>
    <meta:editing-duration>P1DT2H1M13S</meta:editing-duration>
    <meta:generator>OpenOffice/4.0.1$Win32 OpenOffice.org_project/401m5$Build-9714</meta:generator>
    <dc:date>2014-07-04T14:45:50.27</dc:date>
    <meta:document-statistic meta:table-count="7" meta:cell-count="1650" meta:object-count="0"/>
    <meta:user-defined meta:name="Info 1"/>
    <meta:user-defined meta:name="Info 2"/>
    <meta:user-defined meta:name="Info 3"/>
    <meta:user-defined meta:name="Info 4"/>
  </office:meta>
</office:document-meta>
</file>